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hID:2]</text:p>
      <text:p text:style-name="Text_20_body">[ScID:2]</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 . .</text:p>
      <text:p text:style-name="Text_20_body">[/ScID]</text:p>
      <text:p text:style-name="Text_20_body">[/ChID]</text:p>
      <text:p text:style-name="Text_20_body">[ChID:1]</text:p>
      <text:p text:style-name="Text_20_body">[ScID:1]</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text:soft-page-break/>"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text:soft-page-break/>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text:soft-page-break/>"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10]</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9]</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text:soft-page-break/>. . .</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fo:margin="100%" fo:margin-left="0.076cm" fo:margin-right="0.076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margin-top="0cm" fo:margin-bottom="0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3T20:53:51.08</dc:date>
    <meta:editing-duration>PT1M14S</meta:editing-duration>
    <meta:editing-cycles>1</meta:editing-cycles>
    <meta:generator>OpenOffice.org/3.4.1$Win32 OpenOffice.org_project/341m1$Build-9593</meta:generator>
    <meta:document-statistic meta:table-count="0" meta:image-count="0" meta:object-count="0" meta:page-count="5" meta:paragraph-count="87" meta:word-count="1092" meta:character-count="6300"/>
  </office:meta>
</office:document-meta>
</file>